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Contained(CBTagsSet set);</text:p>
      <text:p text:style-name="Text_20_body"><text:tab/>boolean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exist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CBOrder(String recordPath);</text:p>
      <text:p text:style-name="Text_20_body"><text:tab/>boolean addDish(CBDish dish);<text:tab/>!若已经存在或与mDisabledTags冲突,则返回false!</text:p>
      <text:p text:style-name="Text_20_body"><text:tab/>boolean isDishChecked(CBDish dish);<text:tab/>dish是否已经被加入mDishList</text:p>
      <text:p text:style-name="Text_20_body"><text:tab/>boolean isDishDisabled(CBDish dish);<text:tab/>dish是否与mDisabledTags冲突</text:p>
      <text:p text:style-name="Text_20_body"><text:tab/>int getDishIndex(CBDish dish);<text:tab/>若不存在,返回-1</text:p>
      <text:p text:style-name="Text_20_body"><text:tab/>boolean removeDish(CBDish dish);<text:tab/>若dish不在 mDishList中,则返回false</text:p>
      <text:p text:style-name="Text_20_body"><text:tab/>boolean removeDish(int dishIndex);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><text:soft-page-break/></text:p>
      <text:p text:style-name="Text_20_body"/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[]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6T20:13:27</dc:date>
    <meta:editing-duration>PT8H45M2S</meta:editing-duration>
    <meta:editing-cycles>198</meta:editing-cycles>
    <meta:generator>LibreOffice/3.5$Linux_x86 LibreOffice_project/350m1$Build-13</meta:generator>
    <meta:document-statistic meta:table-count="0" meta:image-count="0" meta:object-count="0" meta:page-count="5" meta:paragraph-count="108" meta:word-count="459" meta:character-count="2645" meta:non-whitespace-character-count="2562"/>
  </office:meta>
</office:document-meta>
</file>